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officeooo:rsid="0010ad32" officeooo:paragraph-rsid="000eca1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normal" officeooo:rsid="00101e4a" officeooo:paragraph-rsid="000a4931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normal" officeooo:paragraph-rsid="000a493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fo:font-weight="normal" officeooo:rsid="000b3a4e" officeooo:paragraph-rsid="000eca1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0eca1d" officeooo:paragraph-rsid="000eca1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fo:font-weight="normal" officeooo:paragraph-rsid="000eca1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bold" officeooo:paragraph-rsid="000a4931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fo:font-weight="bold" officeooo:paragraph-rsid="000eca1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fo:font-weight="bold" officeooo:rsid="000eca1d" officeooo:paragraph-rsid="000a493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fo:font-weight="bold" officeooo:rsid="000eca1d" officeooo:paragraph-rsid="000eca1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fo:font-style="italic" fo:font-weight="normal" officeooo:paragraph-rsid="000a4931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paragraph-rsid="000eca1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eca1d" officeooo:paragraph-rsid="000a4931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eca1d" officeooo:paragraph-rsid="000eca1d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2254d"/>
    </style:style>
    <style:style style:name="T2" style:family="text">
      <style:text-properties officeooo:rsid="00101e4a"/>
    </style:style>
    <style:style style:name="T3" style:family="text">
      <style:text-properties officeooo:rsid="000a4931"/>
    </style:style>
    <style:style style:name="T4" style:family="text">
      <style:text-properties officeooo:rsid="000b3a4e"/>
    </style:style>
    <style:style style:name="T5" style:family="text">
      <style:text-properties officeooo:rsid="000e76fb"/>
    </style:style>
    <style:style style:name="T6" style:family="text">
      <style:text-properties officeooo:rsid="000eca1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e76fb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XERCÍCIOS – MULTITHREAD – <text:span text:style-name="T6">THREAD FARM</text:span></text:p>
      <text:p text:style-name="P8"><text:span text:style-name="T7">Objetivo: entender como organizar um programa na forma de um</text:span><text:span text:style-name="T8">a “thread farm</text:span><text:span text:style-name="T7">”</text:span></text:p>
      <text:p text:style-name="P11"/>
      <text:p text:style-name="P7">Exercício <text:span text:style-name="T3">1</text:span></text:p>
      <text:p text:style-name="P11">Objetivo: entender como organizar tarefas em uma equipe</text:p>
      <text:p text:style-name="P3"/>
      <text:p text:style-name="P3">Neste exercício, vamos comparar duas situações hipotéticas. Em ambas, há uma equipe de trabalhadores que precisa realizar tarefas. Cada tarefa tem uma duração desconhecida e só pode ser executada por um trabalhador de cada vez. <text:span text:style-name="T3">Não sabemos, em princípio, nem quantas tarefas existem e nem quando elas chegarão.</text:span></text:p>
      <text:p text:style-name="P3"/>
      <text:p text:style-name="P3"><text:span text:style-name="T2">Forma 1 - </text:span>Na primeira forma de organização, <text:span text:style-name="T3">N trabalhadores esperam pela chegada da tarefa, recebendo, para isso, pelas horas de trabalho em espera. Quando uma tarefa chega, ela é realizada pelo próximo trabalhador disponível.</text:span></text:p>
      <text:p text:style-name="P3"><text:span text:style-name="T2">Forma 2 - </text:span>Na segunda forma de organização, <text:span text:style-name="T5">os trabalhadores ficam em suas casas.</text:span> <text:span text:style-name="T5">Um funcionário faz uma “triagem” da tarefa que chega e então chama um trabalhador para realizá-la. Após terminar, o funcionário vai para casa.</text:span></text:p>
      <text:p text:style-name="P3"/>
      <text:p text:style-name="P3">a) <text:span text:style-name="T5">Qual das formas de organização leva a uma eficiência maior para cumprir tarefas?</text:span></text:p>
      <text:p text:style-name="P3">b) Qual das formas de organização <text:span text:style-name="T5">leva a um gasto maior com horas de trabalho?</text:span></text:p>
      <text:p text:style-name="P3"/>
      <text:p text:style-name="P7">Exercício <text:span text:style-name="T4">2</text:span></text:p>
      <text:p text:style-name="P11">Objetivo: <text:span text:style-name="T2">analisar um código escrito usando a idéia de thread farm</text:span></text:p>
      <text:p text:style-name="P3"/>
      <text:p text:style-name="P3">Verifique o código fonte de <text:span text:style-name="T2">patterns/farm.c</text:span>. </text:p>
      <text:p text:style-name="P3">a) <text:span text:style-name="T2">Comece a análise do código pela função worker(). O que a função worker() faz?</text:span></text:p>
      <text:p text:style-name="P2">b) Passe então para a função <text:span text:style-name="T5">main</text:span>(). Qual das formas de organização do exercício anterior (Forma 1 ou Forma 2) parece ter sido implementada? </text:p>
      <text:p text:style-name="P3"><text:span text:style-name="T2">c) O funcionamento de um “worker” depende do funcionamento de outros workers?</text:span></text:p>
      <text:p text:style-name="P3"/>
      <text:p text:style-name="P7">Exercício <text:span text:style-name="T4">3</text:span></text:p>
      <text:p text:style-name="P11">Objetivo: <text:span text:style-name="T6">encontrar a “região crítica” em programas</text:span></text:p>
      <text:p text:style-name="P3"/>
      <text:p text:style-name="P5">Encontre a região crítica em patterns/farm.c.</text:p>
      <text:p text:style-name="P5"/>
      <text:p text:style-name="P8">Exercício <text:span text:style-name="T6">4</text:span></text:p>
      <text:p text:style-name="P12">Objetivo: <text:span text:style-name="T2">entender detalhes sobre uma thread farm</text:span></text:p>
      <text:p text:style-name="P6"/>
      <text:p text:style-name="P4">Em patterns/<text:span text:style-name="T6">farm</text:span>.c:</text:p>
      <text:p text:style-name="P1">a) As threads são criadas à medida que <text:span text:style-name="T5">as tarefas</text:span> chegam, ou elas são criadas em uma quantidade razoável e passam a “buscar” problemas?</text:p>
      <text:p text:style-name="P1">b) As threads são instruídas a resolver <text:span text:style-name="T5">uma tarefa</text:span> específic<text:span text:style-name="T5">a, pré definida, </text:span>ou cada thread <text:span text:style-name="T5">pode executar várias instâncias diferentes das tarefas</text:span>?</text:p>
      <text:p text:style-name="P1">c) <text:span text:style-name="T1">Cada tarefa depende do resultado de outras tarefas, ou cada tarefa é independente?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Exercício 5</text:p>
      <text:p text:style-name="P14">Objetivo: propor políticas para a criação de threads em um sistema</text:p>
      <text:p text:style-name="P5"/>
      <text:p text:style-name="P5">A criação ou destruição de uma thread gera um overhead computacional muito grande. Por outro lado, manter uma thread funcionando gera um overhead computacional (muito menor, porém não desprezível).</text:p>
      <text:p text:style-name="P5"/>
      <text:p text:style-name="P5">Em webservers, as requisições geralmente são esparsas, exceto pelos picos de acessos. Alguns desses picos acontecem em horários específicos, mas eles frequentemente ocorrem em horários imprevisíveis. Quando uma requisição não é atendida imediatamente, ela entra em uma fila e aguarda a sua vez.</text:p>
      <text:p text:style-name="P5"/>
      <text:p text:style-name="P5">Como seria uma boa forma de administrar (criar e destruir) threads em um webserver, visando minimizar tanto o custo computacional quanto o tempo de espera para requisições?</text:p>
      <text:p text:style-name="P3"/>
      <text:p text:style-name="P3"/>
      <text:p text:style-name="P3"/>
      <text:p text:style-name="P3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2:44:23.515670621</meta:creation-date>
    <dc:date>2018-05-03T15:58:09.926838167</dc:date>
    <meta:editing-duration>PT17S</meta:editing-duration>
    <meta:editing-cycles>1</meta:editing-cycles>
    <meta:document-statistic meta:table-count="0" meta:image-count="0" meta:object-count="0" meta:page-count="2" meta:paragraph-count="29" meta:word-count="443" meta:character-count="2812" meta:non-whitespace-character-count="2394"/>
    <meta:generator>LibreOffice/5.1.6.2$Linux_X86_64 LibreOffice_project/10m0$Build-2</meta:generator>
  </office:meta>
</office:document-meta>
</file>